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Mangal1" svg:font-family="Mangal"/>
    <style:font-face style:name="Symbol1" svg:font-family="Symbol" style:font-family-generic="roman"/>
    <style:font-face style:name="Times New Roman1" svg:font-family="'Times New Roman'" style:font-family-generic="roman"/>
    <style:font-face style:name="FreeSetC" svg:font-family="FreeSetC" style:font-family-generic="decorative" style:font-pitch="variable"/>
    <style:font-face style:name="Adobe Arabic" svg:font-family="'Adobe Arabic'" style:font-family-generic="roman" style:font-pitch="variable"/>
    <style:font-face style:name="Adobe Caslon Pro" svg:font-family="'Adobe Caslon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2.709cm"/>
    </style:style>
    <style:style style:name="Table1.C" style:family="table-column">
      <style:table-column-properties style:column-width="4.789cm"/>
    </style:style>
    <style:style style:name="Table1.D" style:family="table-column">
      <style:table-column-properties style:column-width="3.757cm"/>
    </style:style>
    <style:style style:name="Table1.E" style:family="table-column">
      <style:table-column-properties style:column-width="1.5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1">
      <style:text-properties fo:language="ru" fo:country="RU" officeooo:paragraph-rsid="0012bb84"/>
    </style:style>
    <style:style style:name="P2" style:family="paragraph" style:parent-style-name="text1">
      <style:text-properties fo:language="ru" fo:country="RU" officeooo:rsid="0012bb84" officeooo:paragraph-rsid="0012bb84"/>
    </style:style>
    <style:style style:name="P3" style:family="paragraph" style:parent-style-name="Text_20_body">
      <style:text-properties officeooo:paragraph-rsid="00167382"/>
    </style:style>
    <style:style style:name="P4" style:family="paragraph" style:parent-style-name="head1">
      <style:text-properties officeooo:rsid="0019e234"/>
    </style:style>
    <style:style style:name="P5" style:family="paragraph" style:parent-style-name="Table_20_Contents">
      <style:text-properties officeooo:rsid="0019e234" officeooo:paragraph-rsid="0019e234"/>
    </style:style>
    <style:style style:name="P6" style:family="paragraph" style:parent-style-name="Table_20_Contents">
      <style:text-properties officeooo:rsid="0019e234" officeooo:paragraph-rsid="0021be38"/>
    </style:style>
    <style:style style:name="P7" style:family="paragraph" style:parent-style-name="Table_20_Contents">
      <style:text-properties fo:font-style="italic" fo:font-weight="bold" officeooo:rsid="0019e234" officeooo:paragraph-rsid="0019e234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tyle="normal" fo:font-weight="normal" officeooo:rsid="001eae2a" officeooo:paragraph-rsid="001eae2a" style:font-style-asian="normal" style:font-weight-asian="normal" style:font-style-complex="normal" style:font-weight-complex="normal"/>
    </style:style>
    <style:style style:name="P9" style:family="paragraph" style:parent-style-name="Table_20_Contents">
      <style:text-properties fo:font-weight="bold" officeooo:rsid="0019e234" officeooo:paragraph-rsid="0019e234" style:font-weight-asian="bold" style:font-weight-complex="bold"/>
    </style:style>
    <style:style style:name="P10" style:family="paragraph" style:parent-style-name="Table_20_Contents">
      <style:text-properties officeooo:paragraph-rsid="001eae2a"/>
    </style:style>
    <style:style style:name="P11" style:family="paragraph" style:parent-style-name="Table_20_Contents">
      <style:text-properties officeooo:paragraph-rsid="0021be38"/>
    </style:style>
    <style:style style:name="P12" style:family="paragraph" style:parent-style-name="Table_20_Contents">
      <style:text-properties style:text-position="super 58%" officeooo:rsid="0021be38" officeooo:paragraph-rsid="0021be38" style:font-size-asian="10.5pt"/>
    </style:style>
    <style:style style:name="P13" style:family="paragraph" style:parent-style-name="Table_20_Contents">
      <style:text-properties style:font-name="Times New Roman1" fo:font-weight="normal" officeooo:rsid="0021be38" officeooo:paragraph-rsid="0021be38" style:font-name-asian="Times New Roman1" style:font-weight-asian="normal" style:font-name-complex="Times New Roman1" style:font-weight-complex="normal"/>
    </style:style>
    <style:style style:name="P14" style:family="paragraph" style:parent-style-name="Table_20_Contents">
      <style:text-properties officeooo:rsid="0021be38" officeooo:paragraph-rsid="0021be38"/>
    </style:style>
    <style:style style:name="P15" style:family="paragraph" style:parent-style-name="Table_20_Contents">
      <style:text-properties style:text-position="sub 58%" officeooo:rsid="0021be38" officeooo:paragraph-rsid="0021be38"/>
    </style:style>
    <style:style style:name="P16" style:family="paragraph" style:parent-style-name="Table_20_Contents">
      <style:text-properties fo:language="en" fo:country="US" officeooo:rsid="0019e234" officeooo:paragraph-rsid="00263798"/>
    </style:style>
    <style:style style:name="P17" style:family="paragraph" style:parent-style-name="Table_20_Contents" style:master-page-name="Standard">
      <style:paragraph-properties style:page-number="auto"/>
      <style:text-properties style:font-name="Times New Roman" fo:language="en" fo:country="US" officeooo:rsid="00289e9d" officeooo:paragraph-rsid="0024fb52" style:font-name-asian="Symbol" style:font-name-complex="Symbol"/>
    </style:style>
    <style:style style:name="P18" style:family="paragraph" style:parent-style-name="Heading_20_1">
      <style:text-properties officeooo:rsid="00167382" officeooo:paragraph-rsid="00167382"/>
    </style:style>
    <style:style style:name="T1" style:family="text">
      <style:text-properties officeooo:rsid="0012bb84"/>
    </style:style>
    <style:style style:name="T2" style:family="text">
      <style:text-properties officeooo:rsid="0013b1d8"/>
    </style:style>
    <style:style style:name="T3" style:family="text">
      <style:text-properties officeooo:rsid="0014cc95"/>
    </style:style>
    <style:style style:name="T4" style:family="text">
      <style:text-properties fo:font-style="italic" officeooo:rsid="0014cc95" style:font-style-asian="italic" style:font-style-complex="italic"/>
    </style:style>
    <style:style style:name="T5" style:family="text">
      <style:text-properties fo:font-style="italic" officeooo:rsid="00167382" style:font-style-asian="italic" style:font-style-complex="italic"/>
    </style:style>
    <style:style style:name="T6" style:family="text">
      <style:text-properties fo:font-style="italic" officeooo:rsid="001eae2a" style:font-style-asian="italic" style:font-style-complex="italic"/>
    </style:style>
    <style:style style:name="T7" style:family="text">
      <style:text-properties fo:font-style="italic" fo:font-weight="bold" officeooo:rsid="0017e4a6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eae2a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officeooo:rsid="0021be38" style:font-style-asian="italic" style:font-weight-asian="bold" style:font-style-complex="italic" style:font-weight-complex="bold"/>
    </style:style>
    <style:style style:name="T10" style:family="text">
      <style:text-properties officeooo:rsid="00167382"/>
    </style:style>
    <style:style style:name="T11" style:family="text">
      <style:text-properties fo:font-style="normal" officeooo:rsid="00167382" style:font-style-asian="normal" style:font-style-complex="normal"/>
    </style:style>
    <style:style style:name="T12" style:family="text">
      <style:text-properties fo:font-style="normal" fo:font-weight="bold" officeooo:rsid="00167382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officeooo:rsid="00167382" style:font-style-asian="normal" style:font-weight-asian="normal" style:font-style-complex="normal" style:font-weight-complex="normal"/>
    </style:style>
    <style:style style:name="T14" style:family="text">
      <style:text-properties fo:font-weight="bold" officeooo:rsid="001eae2a" style:font-weight-asian="bold" style:font-weight-complex="bold"/>
    </style:style>
    <style:style style:name="T15" style:family="text">
      <style:text-properties officeooo:rsid="001eae2a"/>
    </style:style>
    <style:style style:name="T16" style:family="text">
      <style:text-properties officeooo:rsid="001f1df9"/>
    </style:style>
    <style:style style:name="T17" style:family="text">
      <style:text-properties officeooo:rsid="001fe89a"/>
    </style:style>
    <style:style style:name="T18" style:family="text">
      <style:text-properties officeooo:rsid="0021be38"/>
    </style:style>
    <style:style style:name="T19" style:family="text">
      <style:text-properties style:font-name="Times New Roman1" fo:font-weight="normal" officeooo:rsid="0021be38" style:font-name-asian="Times New Roman1" style:font-weight-asian="normal" style:font-name-complex="Times New Roman1" style:font-weight-complex="normal"/>
    </style:style>
    <style:style style:name="T20" style:family="text">
      <style:text-properties style:font-name="Times New Roman1" officeooo:rsid="00263798" style:font-name-asian="Times New Roman1" style:font-name-complex="Times New Roman1"/>
    </style:style>
    <style:style style:name="T21" style:family="text">
      <style:text-properties style:font-name="Times New Roman1" officeooo:rsid="00273df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officeooo:rsid="0021be38"/>
    </style:style>
    <style:style style:name="T24" style:family="text">
      <style:text-properties style:text-position="super 58%" fo:font-style="italic" fo:font-weight="bold" officeooo:rsid="0021be38" style:font-size-asian="10.5pt" style:font-style-asian="italic" style:font-weight-asian="bold" style:font-style-complex="italic" style:font-weight-complex="bold"/>
    </style:style>
    <style:style style:name="T25" style:family="text">
      <style:text-properties officeooo:rsid="00263798"/>
    </style:style>
    <style:style style:name="T26" style:family="text">
      <style:text-properties style:font-name="Arial"/>
    </style:style>
    <style:style style:name="T27" style:family="text">
      <style:text-properties officeooo:rsid="002d0e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text:alphabetical-index-mark text:string-value="Первый большой заголовок" text:key1="Подзаголовок" text:key2="ПодПодзаголовок"/>Заголовок</text:h>
      <text:p text:style-name="P3"><text:span text:style-name="T10">Обы</text:span><text:alphabetical-index-mark text:string-value="Есчо один индекс" text:key1="Подзаголовок" text:key2="Сегодня"/><text:span text:style-name="T10">чный текст </text:span><text:span text:style-name="T5">курсив </text:span><text:span text:style-name="T11">некурсив </text:span><text:span text:style-name="T12">полужирный </text:span><text:alphabetical-index-mark text:string-value="Главный энтри" text:key1="Подзаголовок" text:key2="Сегодня" text:main-entry="true"/><text:span text:style-name="T13">неполужирный.</text:span></text:p>
      <text:p text:style-name="head1"><text:span text:style-name="T1">Загол </text:span><text:span text:style-name="T2">ВСТАВКА </text:span><text:span text:style-name="T1">овок</text:span></text:p>
      <text:p text:style-name="P1"><text:span text:style-name="T1">Обычный </text:span><text:alphabetical-index-mark-start text:id="IMark151644108" text:key1="Индекс" text:key2="Сегодня"/><text:span text:style-name="T2">Д</text:span><text:span text:style-name="T2">ОБ</text:span><text:span text:style-name="T2">АВЛЕННЫЙ</text:span><text:alphabetical-index-mark-end text:id="IMark151644108"/><text:span text:style-name="T1"> </text:span><text:span text:style-name="T4">курсив</text:span><text:span text:style-name="T3"> </text:span><text:span text:style-name="T7">Полужирный курсив </text:span><text:span text:style-name="T1">текст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 <text:s text:c="3"/><text:span text:style-name="T17">пе­рено­сы</text:span></text:p>
          </table:table-cell>
          <table:table-cell table:style-name="Table1.A1" office:value-type="string">
            <text:p text:style-name="P4">3 <text:span text:style-name="T16">&gt; 4 </text:span><text:span text:style-name="T18">&lt; 5</text:span></text:p>
          </table:table-cell>
          <table:table-cell table:style-name="Table1.D1" table:number-columns-spanned="2" office:value-type="string">
            <text:p text:style-name="P17"><text:span text:style-name="T26"></text:span></text:p>
          </table:table-cell>
          <table:covered-table-cell/>
        </table:table-row>
        <table:table-row>
          <table:table-cell table:style-name="Table1.A2" office:value-type="string">
            <text:p text:style-name="P5">5</text:p>
          </table:table-cell>
          <table:table-cell table:style-name="Table1.A2" table:number-columns-spanned="2" office:value-type="string">
            <text:p text:style-name="P5">6 </text:p>
            <text:p text:style-name="P16"><text:span text:style-name="T25">1 </text:span><text:span text:style-name="T21">X×÷</text:span><text:span text:style-name="T20">≤≥≠≈∫∑</text:span></text:p>
          </table:table-cell>
          <table:covered-table-cell/>
          <table:table-cell table:style-name="Table1.A2" office:value-type="string">
            <text:p text:style-name="P5">7</text:p>
          </table:table-cell>
          <table:table-cell table:style-name="Table1.E2" office:value-type="string">
            <text:p text:style-name="P5">8</text:p>
          </table:table-cell>
        </table:table-row>
        <table:table-row>
          <table:table-cell table:style-name="Table1.A2" office:value-type="string">
            <text:p text:style-name="P7">9</text:p>
            <text:p text:style-name="P8">Текст в ячейке</text:p>
          </table:table-cell>
          <table:table-cell table:style-name="Table1.A2" table:number-rows-spanned="2" table:number-columns-spanned="2" office:value-type="string">
            <text:p text:style-name="P5">10</text:p>
            <text:p text:style-name="P10"><text:span text:style-name="T15">Текст в <text:line-break/>ячейке </text:span><text:span text:style-name="T14">полужирный</text:span><text:span text:style-name="T15"> обычный </text:span><text:span text:style-name="T6">курсив</text:span><text:span text:style-name="T15"> обычный </text:span><text:span text:style-name="T8">полужирный курсив</text:span><text:span text:style-name="T15"> обычный</text:span></text:p>
            <text:p text:style-name="P11"><text:span text:style-name="T23">подчеркнутый</text:span><text:span text:style-name="T18"> обычный </text:span><text:span text:style-name="T9">подчеркнутый пж курсив</text:span></text:p>
          </table:table-cell>
          <table:covered-table-cell/>
          <table:table-cell table:style-name="Table1.E2" table:number-columns-spanned="2" office:value-type="string">
            <text:p text:style-name="P9">1<text:span text:style-name="T22">1 </text:span><text:span text:style-name="T19">em dash —</text:span></text:p>
            <text:p text:style-name="P13">en dash –</text:p>
            <text:p text:style-name="P13">неразрывный пробел</text:p>
          </table:table-cell>
          <table:covered-table-cell/>
        </table:table-row>
        <table:table-row>
          <table:table-cell table:style-name="Table1.A2" office:value-type="string">
            <text:p text:style-name="P5">12</text:p>
          </table:table-cell>
          <table:covered-table-cell/>
          <table:covered-table-cell/>
          <table:table-cell table:style-name="Table1.E2" table:number-columns-spanned="2" office:value-type="string">
            <text:p text:style-name="P5">13</text:p>
            <text:p text:style-name="P14">обычный</text:p>
            <text:p text:style-name="P12">суперскрипт</text:p>
            <text:p text:style-name="P14">обычный</text:p>
            <text:p text:style-name="P15">субскрипт</text:p>
            <text:p text:style-name="P6"><text:span text:style-name="T18">обычный </text:span><text:span text:style-name="T24">суперскрипт пж курсив</text:span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Mangal1" svg:font-family="Mangal"/>
    <style:font-face style:name="Symbol1" svg:font-family="Symbol" style:font-family-generic="roman"/>
    <style:font-face style:name="Times New Roman1" svg:font-family="'Times New Roman'" style:font-family-generic="roman"/>
    <style:font-face style:name="FreeSetC" svg:font-family="FreeSetC" style:font-family-generic="decorative" style:font-pitch="variable"/>
    <style:font-face style:name="Adobe Arabic" svg:font-family="'Adobe Arabic'" style:font-family-generic="roman" style:font-pitch="variable"/>
    <style:font-face style:name="Adobe Caslon Pro" svg:font-family="'Adobe Caslon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1" style:family="paragraph" style:parent-style-name="Heading_20_1" style:next-style-name="text1" style:default-outline-level="" style:list-style-name="" style:class="text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1" style:family="paragraph" style:parent-style-name="Text_20_body" style:class="text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3T11:07:55.55</meta:creation-date>
    <dc:date>2013-07-31T21:11:00.99</dc:date>
    <meta:editing-duration>P1DT15H10M28S</meta:editing-duration>
    <meta:editing-cycles>20</meta:editing-cycles>
    <meta:generator>LibreOffice/4.0.3.3$Windows_x86 LibreOffice_project/0eaa50a932c8f2199a615e1eb30f7ac74279539</meta:generator>
    <meta:document-statistic meta:table-count="1" meta:image-count="0" meta:object-count="0" meta:page-count="1" meta:paragraph-count="28" meta:word-count="75" meta:character-count="421" meta:non-whitespace-character-count="374"/>
  </office:meta>
</office:document-meta>
</file>